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Kalinga" svg:font-family="Kalinga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Sendnya" svg:font-family="Sendny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Kalinga" style:font-name-complex="Kalinga"/>
    </style:style>
    <style:style style:name="P2" style:parent-style-name="Normal" style:family="paragraph">
      <style:text-properties style:font-name="Kalinga" style:font-name-complex="Kalinga"/>
    </style:style>
    <style:style style:name="P3" style:parent-style-name="Normal" style:family="paragraph">
      <style:text-properties style:font-name="Kalinga" style:font-name-complex="Kalinga"/>
    </style:style>
    <style:style style:name="P4" style:parent-style-name="Normal" style:family="paragraph">
      <style:text-properties style:font-name="Kalinga" style:font-name-complex="Kalinga"/>
    </style:style>
    <style:style style:name="P5" style:parent-style-name="Normal" style:family="paragraph">
      <style:text-properties style:font-name="Kalinga" style:font-name-complex="Kalinga"/>
    </style:style>
    <style:style style:name="P6" style:parent-style-name="Normal" style:family="paragraph">
      <style:text-properties style:font-name="Kalinga" style:font-name-complex="Kalinga"/>
    </style:style>
    <style:style style:name="P7" style:parent-style-name="Normal" style:family="paragraph">
      <style:text-properties style:font-name="Kalinga" style:font-name-complex="Kalinga"/>
    </style:style>
    <style:style style:name="P8" style:parent-style-name="Normal" style:family="paragraph">
      <style:text-properties style:font-name="Kalinga" style:font-name-complex="Kalinga"/>
    </style:style>
    <style:style style:name="P9" style:parent-style-name="Normal" style:family="paragraph">
      <style:text-properties style:font-name="Kalinga" style:font-name-complex="Kalinga"/>
    </style:style>
    <style:style style:name="P10" style:parent-style-name="Normal" style:family="paragraph">
      <style:text-properties style:font-name="Kalinga" style:font-name-complex="Kalinga"/>
    </style:style>
    <style:style style:name="P11" style:parent-style-name="Normal" style:family="paragraph">
      <style:text-properties style:font-name="Kalinga" style:font-name-complex="Kalinga"/>
    </style:style>
    <style:style style:name="P12" style:parent-style-name="Normal" style:family="paragraph">
      <style:text-properties style:font-name="Kalinga" style:font-name-complex="Kalinga"/>
    </style:style>
    <style:style style:name="P13" style:parent-style-name="Normal" style:family="paragraph">
      <style:text-properties style:font-name="Kalinga" style:font-name-complex="Kalinga"/>
    </style:style>
    <style:style style:name="P14" style:parent-style-name="Normal" style:family="paragraph">
      <style:text-properties style:font-name="Kalinga" style:font-name-complex="Kalinga"/>
    </style:style>
    <style:style style:name="P15" style:parent-style-name="Normal" style:family="paragraph">
      <style:text-properties style:font-name="Kalinga" style:font-name-complex="Kalinga"/>
    </style:style>
    <style:style style:name="P16" style:parent-style-name="Normal" style:family="paragraph">
      <style:text-properties style:font-name="Kalinga" style:font-name-complex="Kalinga"/>
    </style:style>
    <style:style style:name="P17" style:parent-style-name="Normal" style:family="paragraph">
      <style:text-properties style:font-name="Kalinga" style:font-name-complex="Kalinga"/>
    </style:style>
    <style:style style:name="P18" style:parent-style-name="Normal" style:family="paragraph">
      <style:text-properties style:font-name="Kalinga" style:font-name-complex="Kalinga"/>
    </style:style>
    <style:style style:name="P19" style:parent-style-name="Normal" style:family="paragraph">
      <style:text-properties style:font-name="Kalinga" style:font-name-complex="Kalinga"/>
    </style:style>
    <style:style style:name="P20" style:parent-style-name="Normal" style:family="paragraph">
      <style:text-properties style:font-name="Kalinga" style:font-name-complex="Kalinga"/>
    </style:style>
    <style:style style:name="P21" style:parent-style-name="Normal" style:family="paragraph">
      <style:text-properties style:font-name="Kalinga" style:font-name-complex="Kalinga"/>
    </style:style>
    <style:style style:name="P22" style:parent-style-name="Normal" style:family="paragraph">
      <style:text-properties style:font-name="Kalinga" style:font-name-complex="Kalinga"/>
    </style:style>
    <style:style style:name="P23" style:parent-style-name="Normal" style:family="paragraph">
      <style:text-properties style:font-name="Kalinga" style:font-name-complex="Kalinga"/>
    </style:style>
    <style:style style:name="P24" style:parent-style-name="Normal" style:family="paragraph">
      <style:text-properties style:font-name="Kalinga" style:font-name-complex="Kalinga"/>
    </style:style>
    <style:style style:name="P25" style:parent-style-name="Normal" style:family="paragraph">
      <style:text-properties style:font-name="Kalinga" style:font-name-complex="Kalinga"/>
    </style:style>
    <style:style style:name="P26" style:parent-style-name="Normal" style:family="paragraph">
      <style:text-properties style:font-name="Kalinga" style:font-name-complex="Kalinga"/>
    </style:style>
    <style:style style:name="P27" style:parent-style-name="Normal" style:family="paragraph">
      <style:text-properties style:font-name="Kalinga" style:font-name-complex="Kalinga"/>
    </style:style>
    <style:style style:name="P28" style:parent-style-name="Normal" style:family="paragraph">
      <style:text-properties style:font-name="Kalinga" style:font-name-complex="Kalinga"/>
    </style:style>
    <style:style style:name="P29" style:parent-style-name="Normal" style:family="paragraph">
      <style:text-properties style:font-name="Kalinga" style:font-name-complex="Kalinga"/>
    </style:style>
    <style:style style:name="P30" style:parent-style-name="Normal" style:family="paragraph">
      <style:text-properties style:font-name="Kalinga" style:font-name-complex="Kalinga"/>
    </style:style>
    <style:style style:name="P31" style:parent-style-name="Normal" style:family="paragraph">
      <style:text-properties style:font-name="Kalinga" style:font-name-complex="Kalinga"/>
    </style:style>
    <style:style style:name="P32" style:parent-style-name="Normal" style:family="paragraph">
      <style:text-properties style:font-name="Kalinga" style:font-name-complex="Kalinga"/>
    </style:style>
    <style:style style:name="P33" style:parent-style-name="Normal" style:family="paragraph">
      <style:text-properties style:font-name="Kalinga" style:font-name-complex="Kalinga"/>
    </style:style>
    <style:style style:name="P34" style:parent-style-name="Normal" style:family="paragraph">
      <style:text-properties style:font-name="Kalinga" style:font-name-complex="Kalinga"/>
    </style:style>
    <style:style style:name="P35" style:parent-style-name="Normal" style:family="paragraph">
      <style:text-properties style:font-name="Kalinga" style:font-name-complex="Kalinga"/>
    </style:style>
    <style:style style:name="T36" style:parent-style-name="DefaultParagraphFont" style:family="text">
      <style:text-properties style:font-name="Kalinga" style:font-name-complex="Kalinga"/>
    </style:style>
    <style:style style:name="T37" style:parent-style-name="Hyperlink" style:family="text">
      <style:text-properties style:font-name="Kalinga" style:font-name-complex="Kalinga"/>
    </style:style>
    <style:style style:name="T38" style:parent-style-name="DefaultParagraphFont" style:family="text">
      <style:text-properties style:font-name="Kalinga" style:font-name-complex="Kalinga"/>
    </style:style>
    <style:style style:name="T39" style:parent-style-name="DefaultParagraphFont" style:family="text">
      <style:text-properties style:font-name="Kalinga" style:font-name-complex="Kalinga"/>
    </style:style>
    <style:style style:name="T40" style:parent-style-name="DefaultParagraphFont" style:family="text">
      <style:text-properties style:font-name="Kalinga" style:font-name-complex="Kalinga"/>
    </style:style>
    <style:style style:name="T41" style:parent-style-name="DefaultParagraphFont" style:family="text">
      <style:text-properties style:font-name="Kalinga" style:font-name-complex="Kalinga"/>
    </style:style>
    <style:style style:name="T42" style:parent-style-name="DefaultParagraphFont" style:family="text">
      <style:text-properties style:font-name="Kalinga" style:font-name-complex="Kalinga"/>
    </style:style>
    <style:style style:name="T43" style:parent-style-name="DefaultParagraphFont" style:family="text">
      <style:text-properties style:font-name="Segoe UI Emoji" style:font-name-asian="Segoe UI Emoji" style:font-name-complex="Segoe UI Emoji"/>
    </style:style>
    <style:style style:name="T44" style:parent-style-name="DefaultParagraphFont" style:family="text">
      <style:text-properties style:font-name="Kalinga" style:font-name-complex="Kalinga"/>
    </style:style>
    <style:style style:name="P45" style:parent-style-name="Normal" style:family="paragraph">
      <style:text-properties style:font-name="Kalinga" style:font-name-complex="Kalinga"/>
    </style:style>
    <style:style style:name="P46" style:parent-style-name="Normal" style:family="paragraph">
      <style:text-properties style:font-name="Kalinga" style:font-name-complex="Kalinga"/>
    </style:style>
    <style:style style:name="P47" style:parent-style-name="Normal" style:family="paragraph">
      <style:text-properties style:font-name="Kalinga" style:font-name-complex="Kalinga"/>
    </style:style>
    <style:style style:name="P48" style:parent-style-name="Normal" style:family="paragraph">
      <style:text-properties style:font-name="Kalinga" style:font-name-complex="Kalinga"/>
    </style:style>
    <style:style style:name="T49" style:parent-style-name="DefaultParagraphFont" style:family="text">
      <style:text-properties style:font-name="Kalinga" style:font-name-complex="Kalinga"/>
    </style:style>
    <style:style style:name="T50" style:parent-style-name="Hyperlink" style:family="text">
      <style:text-properties style:font-name="Kalinga" style:font-name-complex="Kalinga"/>
    </style:style>
    <style:style style:name="T51" style:parent-style-name="DefaultParagraphFont" style:family="text">
      <style:text-properties style:font-name="Kalinga" style:font-name-complex="Kalinga"/>
    </style:style>
    <style:style style:name="T52" style:parent-style-name="DefaultParagraphFont" style:family="text">
      <style:text-properties style:font-name="Kalinga" style:font-name-complex="Kalinga"/>
    </style:style>
    <style:style style:name="T53" style:parent-style-name="DefaultParagraphFont" style:family="text">
      <style:text-properties style:font-name="Kalinga" style:font-name-complex="Kalinga"/>
    </style:style>
    <style:style style:name="T54" style:parent-style-name="DefaultParagraphFont" style:family="text">
      <style:text-properties style:font-name="Kalinga" style:font-name-complex="Kalinga"/>
    </style:style>
    <style:style style:name="T55" style:parent-style-name="DefaultParagraphFont" style:family="text">
      <style:text-properties style:font-name="Kalinga" style:font-name-complex="Kalinga"/>
    </style:style>
    <style:style style:name="P56" style:parent-style-name="Normal" style:family="paragraph">
      <style:text-properties style:font-name="Kalinga" style:font-name-complex="Kalinga"/>
    </style:style>
    <style:style style:name="P57" style:parent-style-name="Normal" style:family="paragraph">
      <style:text-properties style:font-name="Kalinga" style:font-name-complex="Kalinga"/>
    </style:style>
    <style:style style:name="P58" style:parent-style-name="Normal" style:family="paragraph">
      <style:text-properties style:font-name="Kalinga" style:font-name-complex="Kalinga"/>
    </style:style>
    <style:style style:name="P59" style:parent-style-name="Normal" style:family="paragraph">
      <style:text-properties style:font-name="Kalinga" style:font-name-complex="Kalinga"/>
    </style:style>
    <style:style style:name="P60" style:parent-style-name="Normal" style:family="paragraph">
      <style:text-properties style:font-name="Kalinga" style:font-name-complex="Kalinga"/>
    </style:style>
    <style:style style:name="P61" style:parent-style-name="Normal" style:family="paragraph">
      <style:text-properties style:font-name="Kalinga" style:font-name-complex="Kalinga"/>
    </style:style>
    <style:style style:name="P62" style:parent-style-name="Normal" style:family="paragraph">
      <style:text-properties style:font-name="Kalinga" style:font-name-complex="Kalinga"/>
    </style:style>
    <style:style style:name="P63" style:parent-style-name="Normal" style:family="paragraph">
      <style:text-properties style:font-name="Kalinga" style:font-name-complex="Kalinga"/>
    </style:style>
    <style:style style:name="P64" style:parent-style-name="Normal" style:family="paragraph">
      <style:text-properties style:font-name="Kalinga" style:font-name-complex="Kalinga"/>
    </style:style>
    <style:style style:name="P65" style:parent-style-name="Normal" style:family="paragraph">
      <style:text-properties style:font-name="Kalinga" style:font-name-complex="Kalinga"/>
    </style:style>
    <style:style style:name="P66" style:parent-style-name="Normal" style:family="paragraph">
      <style:text-properties style:font-name="Kalinga" style:font-name-complex="Kalinga"/>
    </style:style>
    <style:style style:name="P67" style:parent-style-name="Normal" style:family="paragraph">
      <style:text-properties style:font-name="Kalinga" style:font-name-complex="Kalinga"/>
    </style:style>
    <style:style style:name="P68" style:parent-style-name="Normal" style:family="paragraph">
      <style:text-properties style:font-name="Kalinga" style:font-name-complex="Kalinga"/>
    </style:style>
    <style:style style:name="P69" style:parent-style-name="Normal" style:family="paragraph">
      <style:text-properties style:font-name="Kalinga" style:font-name-complex="Kalinga"/>
    </style:style>
    <style:style style:name="P70" style:parent-style-name="Normal" style:family="paragraph">
      <style:text-properties style:font-name="Kalinga" style:font-name-complex="Kalinga"/>
    </style:style>
    <style:style style:name="P71" style:parent-style-name="Normal" style:family="paragraph">
      <style:text-properties style:font-name="Kalinga" style:font-name-complex="Kalinga"/>
    </style:style>
    <style:style style:name="P72" style:parent-style-name="Normal" style:family="paragraph">
      <style:text-properties style:font-name="Kalinga" style:font-name-complex="Kalinga"/>
    </style:style>
    <style:style style:name="P73" style:parent-style-name="Normal" style:family="paragraph">
      <style:text-properties style:font-name="Kalinga" style:font-name-complex="Kalinga"/>
    </style:style>
    <style:style style:name="P74" style:parent-style-name="Normal" style:family="paragraph">
      <style:text-properties style:font-name="Kalinga" style:font-name-complex="Kalinga"/>
    </style:style>
    <style:style style:name="P75" style:parent-style-name="Normal" style:family="paragraph">
      <style:text-properties style:font-name="Kalinga" style:font-name-complex="Kalinga"/>
    </style:style>
    <style:style style:name="P76" style:parent-style-name="Normal" style:family="paragraph">
      <style:text-properties style:font-name="Kalinga" style:font-name-complex="Kalinga"/>
    </style:style>
    <style:style style:name="P77" style:parent-style-name="Normal" style:family="paragraph">
      <style:text-properties style:font-name="Kalinga" style:font-name-complex="Kalinga"/>
    </style:style>
    <style:style style:name="P78" style:parent-style-name="Normal" style:family="paragraph">
      <style:text-properties style:font-name="Kalinga" style:font-name-complex="Kalinga"/>
    </style:style>
    <style:style style:name="T79" style:parent-style-name="DefaultParagraphFont" style:family="text">
      <style:text-properties style:font-name="Kalinga" style:font-name-complex="Kalinga"/>
    </style:style>
    <style:style style:name="T80" style:parent-style-name="DefaultParagraphFont" style:family="text">
      <style:text-properties style:font-name="Segoe UI Emoji" style:font-name-asian="Segoe UI Emoji" style:font-name-complex="Segoe UI Emoji"/>
    </style:style>
    <style:style style:name="T81" style:parent-style-name="DefaultParagraphFont" style:family="text">
      <style:text-properties style:font-name="Kalinga" style:font-name-complex="Kalinga"/>
    </style:style>
    <style:style style:name="P82" style:parent-style-name="Normal" style:family="paragraph">
      <style:text-properties style:font-name="Kalinga" style:font-name-complex="Kalinga"/>
    </style:style>
    <style:style style:name="P83" style:parent-style-name="Normal" style:family="paragraph">
      <style:text-properties style:font-name="Kalinga" style:font-name-complex="Kalinga"/>
    </style:style>
    <style:style style:name="P84" style:parent-style-name="Normal" style:family="paragraph">
      <style:text-properties style:font-name="Kalinga" style:font-name-complex="Kalinga"/>
    </style:style>
    <style:style style:name="P85" style:parent-style-name="Normal" style:family="paragraph">
      <style:text-properties style:font-name="Kalinga" style:font-name-complex="Kalinga"/>
    </style:style>
    <style:style style:name="P86" style:parent-style-name="Normal" style:family="paragraph">
      <style:text-properties style:font-name="Kalinga" style:font-name-complex="Kalinga"/>
    </style:style>
    <style:style style:name="T87" style:parent-style-name="DefaultParagraphFont" style:family="text">
      <style:text-properties style:font-name="Kalinga" style:font-name-complex="Kalinga"/>
    </style:style>
    <style:style style:name="P88" style:parent-style-name="Normal" style:family="paragraph">
      <style:text-properties style:font-name-complex="Kalinga"/>
    </style:style>
    <style:style style:name="P89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Times New Roman" style:letter-kerning="false"/>
    </style:style>
  </office:automatic-styles>
  <office:body>
    <office:text text:use-soft-page-breaks="true">
      <text:p text:style-name="P1">&lt;!DOCTYPE html&gt;</text:p>
      <text:p text:style-name="P2">&lt;html lang=”en”&gt;</text:p>
      <text:p text:style-name="P3">&lt;head&gt;</text:p>
      <text:p text:style-name="P4"><text:s text:c="4"/>&lt;meta charset=”UTF-8”&gt;</text:p>
      <text:p text:style-name="P5"><text:s text:c="4"/>&lt;meta name=”viewport”<text:s/>content=”width=device-width, initial-scale=1.0”&gt;</text:p>
      <text:p text:style-name="P6"><text:s text:c="4"/>&lt;title&gt;Maruti Suzuki Jagatsinghpur&lt;/title&gt;</text:p>
      <text:p text:style-name="P7"><text:s text:c="4"/>&lt;style&gt;</text:p>
      <text:p text:style-name="P8"><text:s text:c="8"/>/* Mobile-First Design */</text:p>
      <text:p text:style-name="P9"><text:s text:c="8"/>Body { font-family: sans-serif; margin: 0; padding: 0; background: #f4f4f4; }</text:p>
      <text:p text:style-name="P10"><text:s text:c="8"/>Header { background: #003B7E; color: white; padding: 15px; text-align: center; }</text:p>
      <text:p text:style-name="P11"><text:s text:c="8"/>.hero { background: #fff; padding: 20px; text-align: center; border-bottom: 5px solid #E31B23; }</text:p>
      <text:p text:style-name="P12"><text:s text:c="8"/>.hero h1 { font-size: 1.5rem; margin-bottom: 5px; }</text:p>
      <text:p text:style-name="P13"><text:s text:c="8"/></text:p>
      <text:p text:style-name="P14"><text:s text:c="8"/>/* Image Gallery */</text:p>
      <text:p text:style-name="P15"><text:s text:c="8"/>.car-section { padding: 15px; }</text:p>
      <text:p text:style-name="P16"><text:s text:c="8"/>.car-card { background: white; margin-bottom: 20px; border-radius: 10px; overflow: hidden; box-shadow: 0 4px 6px rgba(0,0,0,0.1); }</text:p>
      <text:p text:style-name="P17"><text:s text:c="8"/>.car-card img { width: 100%; height: auto; display: block; }</text:p>
      <text:p text:style-name="P18"><text:s text:c="8"/>.car-info { padding: 15px; text-align: center; }</text:p>
      <text:p text:style-name="P19"><text:s text:c="8"/></text:p>
      <text:p text:style-name="P20"><text:s text:c="8"/>/* Action Buttons */</text:p>
      <text:p text:style-name="P21"><text:s text:c="8"/>.cta-btn { background: #28a745; color: white; padding: 15px; display: block; text-decoration: none; border-radius: 5px; font-weight: bold; margin: 10px 0; font-size: 1.2rem; }</text:p>
      <text:p text:style-name="P22"><text:s text:c="8"/>.exchange-tag { color: #E31B23; font-weight: bold; font-size: 1.1rem; }</text:p>
      <text:p text:style-name="P23"><text:s text:c="8"/></text:p>
      <text:p text:style-name="P24"><text:s text:c="8"/>Footer { background: #222; color: white; text-align: center; padding: 20px; margin-top: 20px; }</text:p>
      <text:p text:style-name="P25"><text:s text:c="4"/>&lt;/style&gt;</text:p>
      <text:p text:style-name="P26">&lt;/head&gt;</text:p>
      <text:p text:style-name="P27">&lt;body&gt;</text:p>
      <text:p text:style-name="P28"/>
      <text:p text:style-name="P29">&lt;header&gt;</text:p>
      <text:p text:style-name="P30"><text:s text:c="4"/>&lt;strong&gt;MARUTI SUZUKI ARENA&lt;/strong&gt;</text:p>
      <text:p text:style-name="P31">&lt;/header&gt;</text:p>
      <text:p text:style-name="P32"/>
      <text:p text:style-name="P33">&lt;section class=”hero”&gt;</text:p>
      <text:p text:style-name="P34"><text:s text:c="4"/>&lt;h1&gt;Maruti Suzuki Jagatsinghpur&lt;/h1&gt;</text:p>
      <text:p text:style-name="P35"><text:s text:c="4"/>&lt;p&gt;New Car Showroom &amp; Exchange Center&lt;/p&gt;</text:p>
      <text:p text:style-name="Normal"><text:span text:style-name="T36"><text:s text:c="4"/>&lt;a href=</text:span><text:a xlink:href="tel:9337827990" office:target-frame-name="_top" xlink:show="replace"><text:span text:style-name="T37">tel:9337827990</text:span></text:a><text:span text:style-name="T38"><text:s/>class=</text:span><text:span text:style-name="T39">”</text:span><text:span text:style-name="T40">cta-btn</text:span><text:span text:style-name="T41">”</text:span><text:span text:style-name="T42">&gt;</text:span><text:span text:style-name="T43">📞</text:span><text:span text:style-name="T44"><text:s/>CALL: 9337827990&lt;/a&gt;</text:span></text:p>
      <text:p text:style-name="P45">&lt;/section&gt;</text:p>
      <text:p text:style-name="P46"/>
      <text:p text:style-name="P47">&lt;div class=”car-section”&gt;</text:p>
      <text:p text:style-name="P48"><text:s text:c="4"/>&lt;div class=”car-card”&gt;</text:p>
      <text:p text:style-name="Normal"><text:span text:style-name="T49"><text:s text:c="8"/>&lt;img src=</text:span><text:a xlink:href="https://i.ibb.co/v4KjGvM/Brezza-Front.jpg" office:target-frame-name="_top" xlink:show="replace"><text:span text:style-name="T50">https://i.ibb.co/v4KjGvM/Brezza-Front.jpg</text:span></text:a><text:span text:style-name="T51"><text:s/>alt=</text:span><text:span text:style-name="T52">”</text:span><text:span text:style-name="T53">Brezza</text:span><text:span text:style-name="T54">”</text:span><text:span text:style-name="T55">&gt;</text:span></text:p>
      <text:p text:style-name="P56"><text:s text:c="8"/>&lt;div class=”car-info”&gt;</text:p>
      <text:p text:style-name="P57"><text:s text:c="12"/>&lt;h3&gt;New Brezza&lt;/h3&gt;</text:p>
      <text:p text:style-name="P58"><text:s text:c="12"/>&lt;p&gt;Hot &amp; Techy SUV available now.&lt;/p&gt;</text:p>
      <text:p text:style-name="P59"><text:s text:c="8"/>&lt;/div&gt;</text:p>
      <text:p text:style-name="P60"><text:s text:c="4"/>&lt;/div&gt;</text:p>
      <text:p text:style-name="P61"/>
      <text:p text:style-name="P62"><text:s text:c="4"/>&lt;div class=”car-card”&gt;</text:p>
      <text:p text:style-name="P63"><text:s text:c="8"/>&lt;div class=”car-info”&gt;</text:p>
      <text:p text:style-name="P64"><text:s text:c="12"/>&lt;span class=”exchange-tag”&gt;EXCHANGE AVAILABLE&lt;/span&gt;</text:p>
      <text:p text:style-name="P65"><text:s text:c="12"/>&lt;h3&gt;WagonR: Space for Life&lt;/h3&gt;</text:p>
      <text:p text:style-name="P66"><text:s text:c="12"/>&lt;p&gt;Get the best value for your old car today!&lt;/p&gt;</text:p>
      <text:p text:style-name="P67"><text:s text:c="8"/>&lt;/div&gt;</text:p>
      <text:p text:style-name="P68"><text:s text:c="4"/>&lt;/div&gt;</text:p>
      <text:p text:style-name="P69"/>
      <text:p text:style-name="P70"><text:s text:c="4"/>&lt;div class=”car-card”&gt;</text:p>
      <text:p text:style-name="P71"><text:s text:c="8"/>&lt;div class=”car-info”&gt;</text:p>
      <text:p text:style-name="P72"><text:s text:c="12"/>&lt;h3&gt;Super Carry CNG&lt;/h3&gt;</text:p>
      <text:p text:style-name="P73"><text:s text:c="12"/>&lt;p&gt;The powerful mini-truck for your business.&lt;/p&gt;</text:p>
      <text:p text:style-name="P74"><text:s text:c="8"/>&lt;/div&gt;</text:p>
      <text:p text:style-name="P75"><text:s text:c="4"/>&lt;/div&gt;</text:p>
      <text:p text:style-name="P76">&lt;/div&gt;</text:p>
      <text:p text:style-name="P77"/>
      <text:p text:style-name="P78">&lt;footer id=”contact”&gt;</text:p>
      <text:p text:style-name="Normal"><text:span text:style-name="T79"><text:s text:c="4"/>&lt;p&gt;</text:span><text:span text:style-name="T80">📍</text:span><text:span text:style-name="T81"><text:s/>Jagatsinghpur, Odisha&lt;/p&gt;</text:span></text:p>
      <text:p text:style-name="P82"><text:s text:c="4"/>&lt;p&gt;Contact: 9337827990&lt;/p&gt;</text:p>
      <text:p text:style-name="P83"><text:s text:c="4"/>&lt;p&gt;© 2026 Maruti Suzuki Jagatsinghpur&lt;/p&gt;</text:p>
      <text:p text:style-name="P84">&lt;/footer&gt;</text:p>
      <text:p text:style-name="P85"/>
      <text:p text:style-name="P86">&lt;/body&gt;</text:p>
      <text:p text:style-name="Normal"><text:span text:style-name="T87">&lt;/html&gt;</text:span></text:p>
      <text:p text:style-name="P88"/>
      <text:p text:style-name="P8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Kalinga" svg:font-family="Kalinga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Sendnya" svg:font-family="Sendny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Kaling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or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Kalinga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Kalinga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Kalinga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Kalinga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Kalinga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Kalinga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Kalinga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Kalinga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Kalinga" fo:color="#272727" fo:hyphenate="false"/>
    </style:style>
    <style:style style:name="Normal" style:display-name="Normal" style:family="paragraph">
      <style:text-properties style:font-name-complex="Sendnya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Kaling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Kaling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Kaling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Kaling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Kalinga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Kaling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Kalinga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Kaling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Kalinga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Kalinga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Kalinga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Kalinga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Kalinga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-complex="Sendnya"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-complex="Sendnya"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NJU Bhoi</meta:initial-creator>
    <dc:creator>RANJU Bhoi</dc:creator>
    <meta:creation-date>2026-02-02T17:56:00Z</meta:creation-date>
    <dc:date>2026-02-02T17:56:00Z</dc:date>
    <meta:template xlink:href="Normal.dotm" xlink:type="simple"/>
    <meta:editing-cycles>4</meta:editing-cycles>
    <meta:editing-duration>PT60S</meta:editing-duration>
    <meta:document-statistic meta:page-count="1" meta:paragraph-count="5" meta:word-count="384" meta:character-count="2572" meta:row-count="18" meta:non-whitespace-character-count="2193"/>
  </office:meta>
</office:document-meta>
</file>